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Frequency (Hz)</text:p>
          </table:table-cell>
          <table:table-cell office:value-type="string">
            <text:p>V (p-p) (V)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28">
            <text:p>0.0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formula="of:=(5.2*0.01)" office:value-type="float" office:value="0.052">
            <text:p>0.052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formula="of:=(6.4*0.02)" office:value-type="float" office:value="0.128">
            <text:p>0.128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25">
            <text:p>0.25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f:=(4.8*0.1)" office:value-type="float" office:value="0.48">
            <text:p>0.48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table:formula="of:=(5.4*0.2)" office:value-type="float" office:value="1.08">
            <text:p>1.08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table:formula="of:=(7.8*0.2)" office:value-type="float" office:value="1.56">
            <text:p>1.56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table:formula="of:=(3.7*0.5)" office:value-type="float" office:value="1.85">
            <text:p>1.85</text:p>
          </table:table-cell>
        </table:table-row>
        <table:table-row table:style-name="ro1">
          <table:table-cell office:value-type="float" office:value="50000">
            <text:p>50000</text:p>
          </table:table-cell>
          <table:table-cell table:formula="of:=(3.9*0.5)" office:value-type="float" office:value="1.95">
            <text:p>1.95</text:p>
          </table:table-cell>
        </table:table-row>
        <table:table-row table:style-name="ro1">
          <table:table-cell office:value-type="float" office:value="100000">
            <text:p>100000</text:p>
          </table:table-cell>
          <table:table-cell table:formula="of:=(5*0.5)" office:value-type="float" office:value="2.5">
            <text:p>2.5</text:p>
          </table:table-cell>
        </table:table-row>
        <table:table-row table:style-name="ro1">
          <table:table-cell office:value-type="float" office:value="1000000">
            <text:p>1000000</text:p>
          </table:table-cell>
          <table:table-cell office:value-type="string">
            <text:p>attenuated signal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23T21:59:23</meta:creation-date>
    <dc:date>2014-01-23T22:19:05</dc:date>
    <meta:editing-duration>PT7M30S</meta:editing-duration>
    <meta:editing-cycles>9</meta:editing-cycles>
    <meta:generator>LibreOffice/3.6$Linux_X86_64 LibreOffice_project/360m1$Build-304</meta:generator>
    <meta:document-statistic meta:table-count="1" meta:cell-count="24" meta:object-count="0"/>
  </office:meta>
</office:document-meta>
</file>